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3" manifest:media-type=""/>
  <manifest:file-entry manifest:full-path="ObjectReplacements/Object 4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972f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width="0.159cm" svg:stroke-color="#ff972f" draw:marker-start-width="0.438cm" draw:marker-end-width="0.438cm" draw:fill-color="#ffb66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 loext:decorative="false"/>
    </style:style>
    <style:style style:name="gr46" style:family="graphic" style:parent-style-name="standard">
      <style:graphic-properties svg:stroke-width="0.159cm" svg:stroke-color="#00a933" draw:marker-start-width="0.438cm" draw:marker-end-width="0.438cm" draw:fill="none" draw:fill-color="#729fcf" loext:fill-use-slide-background="false" draw:textarea-horizontal-align="justify" draw:textarea-vertical-align="middle" draw:auto-grow-height="false" fo:min-height="7.999cm" fo:min-width="7.749cm" fo:padding-top="0.204cm" fo:padding-bottom="0.204cm" fo:padding-left="0.329cm" fo:padding-right="0.329cm" loext:decorative="false"/>
    </style:style>
    <style:style style:name="gr47" style:family="graphic" style:parent-style-name="objectwithoutfill">
      <style:graphic-properties svg:stroke-width="0.159cm" svg:stroke-color="#ff4000" draw:marker-start-width="0.438cm" draw:marker-end="線の終点_20_21" draw:marker-end-width="0.538cm" draw:fill="none" draw:textarea-vertical-align="middle" fo:padding-top="0.204cm" fo:padding-bottom="0.204cm" fo:padding-left="0.329cm" fo:padding-right="0.329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96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3.947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1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162cm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53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5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loext:decorative="false"/>
      <style:paragraph-properties style:writing-mode="lr-tb"/>
    </style:style>
    <style:style style:name="gr5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 loext:decorative="fals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61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64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6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66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67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 loext:decorative="false"/>
      <style:paragraph-properties style:writing-mode="lr-tb"/>
    </style:style>
    <style:style style:name="gr69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 loext:decorative="false"/>
    </style:style>
    <style:style style:name="gr70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71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7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 loext:decorative="false"/>
      <style:paragraph-properties style:writing-mode="lr-tb"/>
    </style:style>
    <style:style style:name="gr7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6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8" style:family="graphic" style:parent-style-name="objectwithoutfill">
      <style:graphic-properties svg:stroke-width="0.212cm" svg:stroke-color="#333333" draw:marker-start-width="0.517cm" draw:marker-end="線の終点_20_5" draw:marker-end-width="0.422cm" draw:fill="solid" draw:textarea-vertical-align="middle" fo:padding-top="0.23cm" fo:padding-bottom="0.23cm" fo:padding-left="0.355cm" fo:padding-right="0.355cm" loext:decorative="false"/>
    </style:style>
    <style:style style:name="gr79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1.0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0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8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82" style:family="graphic" style:parent-style-name="standard">
      <style:graphic-properties svg:stroke-width="0.159cm" draw:marker-start-width="0.438cm" draw:marker-end-width="0.438cm" draw:stroke-linejoin="round" draw:textarea-horizontal-align="justify" draw:textarea-vertical-align="middle" draw:auto-grow-height="false" fo:min-height="0.768cm" fo:min-width="0.837cm" fo:padding-top="0.204cm" fo:padding-bottom="0.204cm" fo:padding-left="0.329cm" fo:padding-right="0.329cm" loext:decorative="false"/>
    </style:style>
    <style:style style:name="gr83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3.5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4" style:family="graphic" style:parent-style-name="standard">
      <style:graphic-properties svg:stroke-width="0.159cm" svg:stroke-color="#ff8000" draw:marker-start-width="0.438cm" draw:marker-end-width="0.438cm" draw:fill="solid" draw:fill-color="#ffb66c" draw:textarea-horizontal-align="justify" draw:textarea-vertical-align="middle" draw:auto-grow-height="false" fo:min-height="0.792cm" fo:min-width="0.124cm" fo:padding-top="0.204cm" fo:padding-bottom="0.204cm" fo:padding-left="0.329cm" fo:padding-right="0.329cm" style:writing-mode="lr-tb" loext:decorative="false"/>
      <style:paragraph-properties style:writing-mode="lr-tb"/>
    </style:style>
    <style:style style:name="gr85" style:family="graphic" style:parent-style-name="standard">
      <style:graphic-properties svg:stroke-width="0.159cm" svg:stroke-color="#00a933" draw:marker-start-width="0.438cm" draw:marker-end-width="0.438cm" draw:fill-color="#afd095" draw:textarea-horizontal-align="justify" draw:textarea-vertical-align="middle" draw:auto-grow-height="false" fo:min-height="0.792cm" fo:min-width="0.135cm" fo:padding-top="0.204cm" fo:padding-bottom="0.204cm" fo:padding-left="0.329cm" fo:padding-right="0.329cm" style:writing-mode="lr-tb" loext:decorative="false"/>
      <style:paragraph-properties style:writing-mode="lr-tb"/>
    </style:style>
    <style:style style:name="gr86" style:family="graphic" style:parent-style-name="standard">
      <style:graphic-properties svg:stroke-width="0.159cm" svg:stroke-color="#ff3333" draw:marker-start-width="0.438cm" draw:marker-end-width="0.438cm" draw:fill-color="#ff9999" draw:textarea-horizontal-align="justify" draw:textarea-vertical-align="middle" draw:auto-grow-height="false" fo:min-height="0.792cm" fo:min-width="0.134cm" fo:padding-top="0.204cm" fo:padding-bottom="0.204cm" fo:padding-left="0.329cm" fo:padding-right="0.329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5cm" fo:min-width="2.429cm" loext:decorative="false"/>
      <style:paragraph-properties style:writing-mode="lr-tb"/>
    </style:style>
    <style:style style:name="gr89" style:family="graphic" style:parent-style-name="standard">
      <style:graphic-properties svg:stroke-width="0.106cm" svg:stroke-color="#111111" draw:marker-start-width="0.358cm" draw:marker-end-width="0.358cm" draw:fill-color="#ffffff" draw:textarea-horizontal-align="justify" draw:textarea-vertical-align="middle" draw:auto-grow-height="false" fo:min-height="2.146cm" fo:min-width="9.39cm" fo:padding-top="0.177cm" fo:padding-bottom="0.177cm" fo:padding-left="0.302cm" fo:padding-right="0.302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 loext:decorative="false"/>
      <style:paragraph-properties style:writing-mode="lr-tb"/>
    </style:style>
    <style:style style:name="gr92" style:family="graphic" style:parent-style-name="objectwithoutfill">
      <style:graphic-properties svg:stroke-width="0.106cm" svg:stroke-color="#000000" draw:marker-start-width="0.359cm" draw:marker-end="線の終点_20_20" draw:marker-end-width="0.359cm" draw:fill="none" draw:textarea-vertical-align="middle" fo:padding-top="0.178cm" fo:padding-bottom="0.178cm" fo:padding-left="0.303cm" fo:padding-right="0.303cm" loext:decorative="false"/>
    </style:style>
    <style:style style:name="gr93" style:family="graphic" style:parent-style-name="objectwithoutfill">
      <style:graphic-properties svg:stroke-width="0.106cm" svg:stroke-color="#000000" draw:marker-start-width="0.359cm" draw:marker-end="線の終点_20_14" draw:marker-end-width="0.359cm" draw:fill="none" draw:textarea-vertical-align="middle" fo:padding-top="0.178cm" fo:padding-bottom="0.178cm" fo:padding-left="0.303cm" fo:padding-right="0.303cm" loext:decorative="false"/>
    </style:style>
    <style:style style:name="gr94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bottom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95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96" style:family="graphic" style:parent-style-name="standard">
      <style:graphic-properties draw:stroke="solid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1.146cm" fo:min-width="4.396cm" fo:padding-top="0.177cm" fo:padding-bottom="0.177cm" fo:padding-left="0.302cm" fo:padding-right="0.302cm" style:writing-mode="lr-tb" loext:decorative="false"/>
      <style:paragraph-properties style:writing-mode="lr-tb"/>
    </style:style>
    <style:style style:name="gr9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98" style:family="graphic" style:parent-style-name="standard">
      <style:graphic-properties draw:stroke="solid" svg:stroke-width="0.106cm" svg:stroke-color="#000000" draw:marker-start-width="0.359cm" draw:marker-end="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99" style:family="graphic" style:parent-style-name="standard">
      <style:graphic-properties draw:stroke="solid" svg:stroke-width="0.106cm" svg:stroke-color="#000000" draw:marker-start-width="0.359cm" draw:marker-end="線の終点_20_20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10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4.35cm" fo:min-width="19.3cm" fo:padding-top="0.178cm" fo:padding-bottom="0.178cm" fo:padding-left="0.303cm" fo:padding-right="0.303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 loext:decorative="false"/>
    </style:style>
    <style:style style:name="gr102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 loext:decorative="fals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 loext:decorative="false"/>
      <style:paragraph-properties style:writing-mode="lr-tb"/>
    </style:style>
    <style:style style:name="gr104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 loext:decorative="false"/>
    </style:style>
    <style:style style:name="gr105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06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07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 loext:decorative="false"/>
      <style:paragraph-properties style:writing-mode="lr-tb"/>
    </style:style>
    <style:style style:name="gr109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 loext:decorative="false"/>
    </style:style>
    <style:style style:name="gr110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 loext:decorative="false"/>
      <style:paragraph-properties style:writing-mode="lr-tb"/>
    </style:style>
    <style:style style:name="gr111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12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 loext:decorative="false"/>
      <style:paragraph-properties style:writing-mode="lr-tb"/>
    </style:style>
    <style:style style:name="gr114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 loext:decorative="false"/>
      <style:paragraph-properties style:writing-mode="lr-tb"/>
    </style:style>
    <style:style style:name="gr116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117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118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119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120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21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22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23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124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25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128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129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30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131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133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134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135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136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137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138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  <style:text-properties fo:font-weight="normal" style:font-weight-asian="normal" style:font-weight-complex="normal"/>
    </style:style>
    <style:style style:name="P22" style:family="paragraph">
      <loext:graphic-properties draw:fill-color="#b4c7dc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afd095"/>
      <style:paragraph-properties fo:text-align="center"/>
    </style:style>
    <style:style style:name="P26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7" style:family="paragraph">
      <style:paragraph-properties fo:text-align="center" style:writing-mode="lr-tb"/>
      <style:text-properties style:font-name="IPA Pゴシック" style:font-name-asian="IPA Pゴシック"/>
    </style:style>
    <style:style style:name="P28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29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30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31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32" style:family="paragraph">
      <loext:graphic-properties draw:fill="solid"/>
      <style:paragraph-properties fo:text-align="center"/>
    </style:style>
    <style:style style:name="P33" style:family="paragraph">
      <loext:graphic-properties draw:fill-color="#dee6e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4" style:family="paragraph">
      <loext:graphic-properties draw:fill-color="#ffffff"/>
      <style:paragraph-properties fo:text-align="center"/>
      <style:text-properties style:font-name="IPA Pゴシック1" fo:font-size="24pt" style:font-name-asian="IPA Pゴシック1" style:font-size-asian="24pt" style:font-size-complex="24pt"/>
    </style:style>
    <style:style style:name="P35" style:family="paragraph">
      <loext:graphic-properties draw:fill="solid" draw:fill-color="#ffb66c"/>
      <style:paragraph-properties fo:text-align="center" style:writing-mode="lr-tb"/>
      <style:text-properties style:font-name="IPA Pゴシック1" fo:font-size="24pt" fo:font-weight="bold" style:font-name-asian="IPA Pゴシック1" style:font-size-asian="24pt" style:font-weight-asian="bold" style:font-size-complex="24pt" style:font-weight-complex="bold"/>
    </style:style>
    <style:style style:name="P36" style:family="paragraph">
      <loext:graphic-properties draw:fill-color="#afd095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7" style:family="paragraph">
      <loext:graphic-properties draw:fill-color="#ff9999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8" style:family="paragraph">
      <loext:graphic-properties draw:fill-color="#fffff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style:paragraph-properties fo:margin-top="0.7cm" fo:margin-bottom="0cm" fo:text-align="center"/>
    </style:style>
    <style:style style:name="P41" style:family="paragraph">
      <style:paragraph-properties fo:text-align="center"/>
      <style:text-properties style:font-name="IPA Pゴシック" style:font-name-asian="IPA Pゴシック"/>
    </style:style>
    <style:style style:name="P42" style:family="paragraph">
      <loext:graphic-properties draw:fill="solid" draw:fill-color="#afd095"/>
      <style:paragraph-properties fo:text-align="center" style:writing-mode="lr-tb"/>
      <style:text-properties style:font-name="IPA Pゴシック" style:font-name-asian="IPA Pゴシック"/>
    </style:style>
    <style:style style:name="P43" style:family="paragraph">
      <loext:graphic-properties draw:fill="solid" draw:fill-color="#000000"/>
      <style:paragraph-properties fo:text-align="center"/>
    </style:style>
    <style:style style:name="P44" style:family="paragraph">
      <style:paragraph-properties fo:text-align="center"/>
      <style:text-properties style:font-name="Luxi Sans"/>
    </style:style>
    <style:style style:name="P45" style:family="paragraph">
      <loext:graphic-properties draw:fill-color="#ffffff"/>
      <style:paragraph-properties fo:text-align="center" style:writing-mode="lr-tb"/>
      <style:text-properties style:font-name="Luxi Sans"/>
    </style:style>
    <style:style style:name="P46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47" style:family="paragraph">
      <loext:graphic-properties draw:fill-color="#ff7b59"/>
      <style:paragraph-properties fo:text-align="center" style:writing-mode="lr-tb"/>
    </style:style>
    <style:style style:name="P48" style:family="paragraph">
      <loext:graphic-properties draw:fill="none" draw:fill-color="#ffffff"/>
      <style:text-properties style:font-name="IPA Pゴシック" style:font-name-asian="IPA Pゴシック"/>
    </style:style>
    <style:style style:name="P49" style:family="paragraph">
      <loext:graphic-properties draw:fill="none" draw:fill-color="#000000"/>
      <style:paragraph-properties fo:text-align="center"/>
    </style:style>
    <style:style style:name="P50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51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52" style:family="paragraph">
      <loext:graphic-properties draw:fill="solid" draw:fill-color="#b2b2b2"/>
      <style:paragraph-properties fo:text-align="center"/>
    </style:style>
    <style:style style:name="P53" style:family="paragraph">
      <loext:graphic-properties draw:fill-color="#fbebab"/>
      <style:paragraph-properties fo:text-align="center"/>
    </style:style>
    <style:style style:name="P54" style:family="paragraph">
      <loext:graphic-properties draw:fill-color="#bbe33d"/>
      <style:paragraph-properties fo:text-align="center"/>
    </style:style>
    <style:style style:name="P55" style:family="paragraph">
      <loext:graphic-properties draw:fill-color="#ff6d6d"/>
      <style:paragraph-properties fo:text-align="center"/>
    </style:style>
    <style:style style:name="P56" style:family="paragraph">
      <loext:graphic-properties draw:fill-color="#00a933"/>
      <style:paragraph-properties fo:text-align="center"/>
    </style:style>
    <style:style style:name="P57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IPA Pゴシック" fo:font-size="18pt" style:font-name-asian="IPA Pゴシック" style:font-size-asian="18pt" style:font-size-complex="18pt"/>
    </style:style>
    <style:style style:name="T10" style:family="text">
      <style:text-properties style:font-name="IPA Pゴシック" style:font-name-asian="IPA Pゴシック"/>
    </style:style>
    <style:style style:name="T11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2" style:family="text">
      <style:text-properties style:font-name="IPA Pゴシック1" fo:font-size="24pt" style:font-name-asian="IPA Pゴシック1" style:font-size-asian="24pt" style:font-size-complex="24pt"/>
    </style:style>
    <style:style style:name="T13" style:family="text">
      <style:text-properties style:font-name="Luxi Sans" fo:font-size="54pt" style:font-size-asian="54pt" style:font-size-complex="54pt"/>
    </style:style>
    <style:style style:name="T14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15" style:family="text">
      <style:text-properties style:font-name="IPA Pゴシック" fo:font-size="26pt" style:font-name-asian="IPA Pゴシック" style:font-size-asian="26pt" style:font-size-complex="26pt"/>
    </style:style>
    <style:style style:name="T16" style:family="text">
      <style:text-properties style:font-name="IPA Pゴシック" fo:font-size="22pt" style:font-name-asian="IPA Pゴシック" style:font-size-asian="22pt" style:font-size-complex="22pt"/>
    </style:style>
    <style:style style:name="T17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7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3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6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7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3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14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6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102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48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14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6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7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3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6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7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3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14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6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102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48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14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6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30.761cm" svg:y="19.692cm">
          <draw:text-box>
            <text:p text:style-name="P2"><text:span text:style-name="T5">解析領域</text:span></text:p>
            <text:p/>
          </draw:text-box>
        </draw:frame>
        <draw:custom-shape draw:style-name="gr39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4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361cm" svg:y1="8.2cm" svg:x2="42.361cm" svg:y2="8.2cm">
          <text:p/>
        </draw:line>
        <draw:line draw:style-name="gr7" draw:text-style-name="P3" draw:layer="layout" svg:x1="26.361cm" svg:y1="13.2cm" svg:x2="42.361cm" svg:y2="13.2cm">
          <text:p/>
        </draw:line>
        <draw:line draw:style-name="gr7" draw:text-style-name="P3" draw:layer="layout" svg:x1="31.6cm" svg:y1="2.76cm" svg:x2="31.6cm" svg:y2="18.76cm">
          <text:p/>
        </draw:line>
        <draw:line draw:style-name="gr7" draw:text-style-name="P3" draw:layer="layout" svg:x1="37cm" svg:y1="2.76cm" svg:x2="37cm" svg:y2="18.76cm">
          <text:p/>
        </draw:line>
        <draw:custom-shape draw:style-name="gr45" draw:text-style-name="P19" draw:layer="layout" svg:width="0.4cm" svg:height="0.4cm" svg:x="28.8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draw:layer="layout" svg:width="11.665cm" svg:height="11.665cm" svg:x="23.23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3" draw:layer="layout" svg:x1="33cm" svg:y1="9.6cm" svg:x2="31.2cm" svg:y2="10.2cm">
          <text:p/>
        </draw:line>
        <draw:line draw:style-name="gr47" draw:text-style-name="P3" draw:layer="layout" svg:x1="33.2cm" svg:y1="11.7cm" svg:x2="31.36cm" svg:y2="11.297cm">
          <text:p/>
        </draw:line>
        <draw:line draw:style-name="gr47" draw:text-style-name="P3" draw:layer="layout" svg:x1="33.132cm" svg:y1="13.653cm" svg:x2="31.552cm" svg:y2="12.627cm">
          <text:p/>
        </draw:line>
        <draw:frame draw:style-name="gr48" draw:text-style-name="P9" draw:layer="layout" svg:width="3.461cm" svg:height="1.238cm" svg:x="27.3cm" svg:y="11.1cm">
          <draw:text-box>
            <text:p><text:span text:style-name="T6">中心点</text:span></text:p>
          </draw:text-box>
        </draw:frame>
        <draw:frame draw:style-name="gr49" draw:text-style-name="P9" draw:layer="layout" svg:width="4.447cm" svg:height="1.238cm" svg:x="32.553cm" svg:y="5.362cm">
          <draw:text-box>
            <text:p><text:span text:style-name="T6">影響範囲</text:span></text:p>
          </draw:text-box>
        </draw:frame>
        <draw:custom-shape draw:style-name="gr44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312cm" svg:height="1.521cm" svg:x="49.3cm" svg:y="8.102cm">
          <draw:text-box>
            <text:p><text:span text:style-name="T7">壁粒子</text:span></text:p>
          </draw:text-box>
        </draw:frame>
        <draw:frame draw:style-name="gr51" draw:text-style-name="P21" draw:layer="layout" svg:width="10.662cm" svg:height="1.521cm" svg:x="49.261cm" svg:y="11.103cm">
          <draw:text-box>
            <text:p><text:span text:style-name="T7">障害物を避ける力</text:span></text:p>
          </draw:text-box>
        </draw:frame>
        <draw:line draw:style-name="gr47" draw:text-style-name="P3" draw:layer="layout" svg:x1="46.691cm" svg:y1="11.863cm" svg:x2="48.588cm" svg:y2="11.863cm">
          <text:p/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54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5" draw:text-style-name="P23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3" draw:layer="layout" svg:x1="4.394cm" svg:y1="8cm" svg:x2="8.194cm" svg:y2="8cm">
            <text:p/>
          </draw:line>
          <draw:line draw:style-name="gr56" draw:text-style-name="P3" draw:layer="layout" svg:x1="4.394cm" svg:y1="12cm" svg:x2="8.194cm" svg:y2="12cm">
            <text:p/>
          </draw:line>
          <draw:line draw:style-name="gr56" draw:text-style-name="P3" draw:layer="layout" svg:x1="10.394cm" svg:y1="12cm" svg:x2="14.194cm" svg:y2="12cm">
            <text:p/>
          </draw:line>
          <draw:line draw:style-name="gr56" draw:text-style-name="P3" draw:layer="layout" svg:x1="10.394cm" svg:y1="8cm" svg:x2="14.194cm" svg:y2="8cm">
            <text:p/>
          </draw:line>
          <draw:line draw:style-name="gr56" draw:text-style-name="P3" draw:layer="layout" svg:x1="8.194cm" svg:y1="5.4cm" svg:x2="8.194cm" svg:y2="4cm">
            <text:p/>
          </draw:line>
          <draw:line draw:style-name="gr56" draw:text-style-name="P3" draw:layer="layout" svg:x1="8.194cm" svg:y1="9.2cm" svg:x2="8.194cm" svg:y2="6.6cm">
            <text:p/>
          </draw:line>
          <draw:line draw:style-name="gr56" draw:text-style-name="P3" draw:layer="layout" svg:x1="8.194cm" svg:y1="13.4cm" svg:x2="8.194cm" svg:y2="10.8cm">
            <text:p/>
          </draw:line>
          <draw:line draw:style-name="gr56" draw:text-style-name="P3" draw:layer="layout" svg:x1="10.394cm" svg:y1="13.4cm" svg:x2="10.394cm" svg:y2="10.8cm">
            <text:p/>
          </draw:line>
          <draw:line draw:style-name="gr56" draw:text-style-name="P3" draw:layer="layout" svg:x1="10.394cm" svg:y1="9.2cm" svg:x2="10.394cm" svg:y2="6.6cm">
            <text:p/>
          </draw:line>
          <draw:line draw:style-name="gr56" draw:text-style-name="P3" draw:layer="layout" svg:x1="10.394cm" svg:y1="5.4cm" svg:x2="10.394cm" svg:y2="4cm">
            <text:p/>
          </draw:line>
          <draw:frame draw:style-name="gr57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57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57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57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57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57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56" draw:text-style-name="P3" draw:layer="layout" svg:x1="8.194cm" svg:y1="16cm" svg:x2="8.194cm" svg:y2="14.6cm">
            <text:p/>
          </draw:line>
          <draw:line draw:style-name="gr56" draw:text-style-name="P3" draw:layer="layout" svg:x1="10.394cm" svg:y1="16cm" svg:x2="10.394cm" svg:y2="14.6cm">
            <text:p/>
          </draw:line>
          <draw:custom-shape draw:style-name="gr58" draw:text-style-name="P24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60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5.982cm" svg:y1="5.047cm" svg:x2="6.512cm" svg:y2="5.329cm">
            <text:p/>
          </draw:line>
          <draw:custom-shape draw:style-name="gr60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7.394cm" svg:y1="6.2cm" svg:x2="7.994cm" svg:y2="6.2cm">
            <text:p/>
          </draw:line>
          <draw:custom-shape draw:style-name="gr60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844cm" svg:y1="5.194cm" svg:x2="11.319cm" svg:y2="5.485cm">
            <text:p/>
          </draw:line>
          <draw:custom-shape draw:style-name="gr60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566cm" svg:y1="6.328cm" svg:x2="10.995cm" svg:y2="6.143cm">
            <text:p/>
          </draw:line>
          <draw:custom-shape draw:style-name="gr60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798cm" svg:y1="9.626cm" svg:x2="11.218cm" svg:y2="9.781cm">
            <text:p/>
          </draw:line>
          <draw:custom-shape draw:style-name="gr60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6.785cm" svg:y1="9.441cm" svg:x2="7.333cm" svg:y2="9.685cm">
            <text:p/>
          </draw:line>
          <draw:custom-shape draw:style-name="gr60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7.372cm" svg:y1="10.553cm" svg:x2="7.916cm" svg:y2="10.299cm">
            <text:p/>
          </draw:line>
          <draw:custom-shape draw:style-name="gr60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5.587cm" svg:y1="12.845cm" svg:x2="6.112cm" svg:y2="13.136cm">
            <text:p/>
          </draw:line>
          <draw:custom-shape draw:style-name="gr60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994cm" svg:y1="13.8cm" svg:x2="11.394cm" svg:y2="13.8cm">
            <text:p/>
          </draw:line>
          <draw:custom-shape draw:style-name="gr60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9.494cm" svg:y1="7.9cm" svg:x2="9.494cm" svg:y2="8.5cm">
            <text:p/>
          </draw:line>
        </draw:g>
        <draw:frame draw:style-name="gr62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62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63" draw:text-style-name="P3" draw:layer="layout" svg:x1="18.702cm" svg:y1="13.861cm" svg:x2="27.803cm" svg:y2="13.861cm">
            <text:p/>
          </draw:line>
          <draw:line draw:style-name="gr63" draw:text-style-name="P3" draw:layer="layout" svg:x1="18.701cm" svg:y1="9.861cm" svg:x2="27.802cm" svg:y2="9.861cm">
            <text:p/>
          </draw:line>
          <draw:line draw:style-name="gr63" draw:text-style-name="P3" draw:layer="layout" svg:x1="18.7cm" svg:y1="5.861cm" svg:x2="27.801cm" svg:y2="5.861cm">
            <text:p/>
          </draw:line>
          <draw:line draw:style-name="gr63" draw:text-style-name="P3" draw:layer="layout" svg:x1="23.232cm" svg:y1="15.6cm" svg:x2="23.232cm" svg:y2="6.262cm">
            <text:p/>
          </draw:line>
          <draw:frame draw:style-name="gr57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57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57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57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57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57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58" draw:text-style-name="P24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56" draw:text-style-name="P3" draw:layer="layout" svg:x1="21.339cm" svg:y1="9.384cm" svg:x2="21.345cm" svg:y2="10.184cm">
              <text:p/>
            </draw:line>
            <draw:custom-shape draw:style-name="gr64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5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6" draw:text-style-name="P3" draw:layer="layout" svg:x1="21.939cm" svg:y1="9.384cm" svg:x2="21.945cm" svg:y2="10.184cm">
              <text:p/>
            </draw:line>
            <draw:custom-shape draw:style-name="gr64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6" draw:text-style-name="P3" draw:layer="layout" svg:x1="24.939cm" svg:y1="9.436cm" svg:x2="24.945cm" svg:y2="10.236cm">
            <text:p/>
          </draw:line>
          <draw:custom-shape draw:style-name="gr64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6" draw:text-style-name="P3" draw:layer="layout" svg:x1="24.939cm" svg:y1="5.338cm" svg:x2="24.945cm" svg:y2="6.138cm">
              <text:p/>
            </draw:line>
            <draw:custom-shape draw:style-name="gr64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25.939cm" svg:y1="5.338cm" svg:x2="25.945cm" svg:y2="6.138cm">
              <text:p/>
            </draw:line>
            <draw:custom-shape draw:style-name="gr64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21.239cm" svg:y1="5.34cm" svg:x2="21.245cm" svg:y2="6.14cm">
              <text:p/>
            </draw:line>
            <draw:custom-shape draw:style-name="gr64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20.239cm" svg:y1="5.34cm" svg:x2="20.245cm" svg:y2="6.14cm">
              <text:p/>
            </draw:line>
            <draw:custom-shape draw:style-name="gr64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19.739cm" svg:y1="13.452cm" svg:x2="19.745cm" svg:y2="14.252cm">
              <text:p/>
            </draw:line>
            <draw:custom-shape draw:style-name="gr64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6" draw:text-style-name="P3" draw:layer="layout" svg:x1="25.639cm" svg:y1="13.404cm" svg:x2="25.645cm" svg:y2="14.204cm">
            <text:p/>
          </draw:line>
          <draw:custom-shape draw:style-name="gr64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3" draw:layer="layout" svg:x1="26.197cm" svg:y1="6.4cm" svg:x2="24.382cm" svg:y2="6.4cm">
            <text:p/>
          </draw:line>
          <draw:line draw:style-name="gr66" draw:text-style-name="P3" draw:layer="layout" svg:x1="26.206cm" svg:y1="14.401cm" svg:x2="24.391cm" svg:y2="14.401cm">
            <text:p/>
          </draw:line>
          <draw:line draw:style-name="gr66" draw:text-style-name="P3" draw:layer="layout" svg:x1="26.215cm" svg:y1="10.502cm" svg:x2="24.4cm" svg:y2="10.502cm">
            <text:p/>
          </draw:line>
          <draw:line draw:style-name="gr66" draw:text-style-name="P3" draw:layer="layout" svg:x1="20.099cm" svg:y1="14.402cm" svg:x2="21.914cm" svg:y2="14.402cm">
            <text:p/>
          </draw:line>
          <draw:line draw:style-name="gr66" draw:text-style-name="P3" draw:layer="layout" svg:x1="20.091cm" svg:y1="10.403cm" svg:x2="21.906cm" svg:y2="10.403cm">
            <text:p/>
          </draw:line>
          <draw:line draw:style-name="gr66" draw:text-style-name="P3" draw:layer="layout" svg:x1="20.083cm" svg:y1="6.404cm" svg:x2="21.898cm" svg:y2="6.404cm">
            <text:p/>
          </draw:line>
        </draw:g>
        <draw:custom-shape draw:style-name="gr67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9" draw:layer="layout" svg:width="3.474cm" svg:height="0.747cm" svg:x="10.752cm" svg:y="3.055cm">
          <draw:text-box>
            <text:p><text:span text:style-name="T8">エージェント</text:span></text:p>
          </draw:text-box>
        </draw:frame>
        <draw:frame draw:style-name="gr68" draw:text-style-name="P9" draw:layer="layout" svg:width="3.474cm" svg:height="0.747cm" svg:x="25.811cm" svg:y="3.055cm">
          <draw:text-box>
            <text:p><text:span text:style-name="T8">エージェント</text:span></text:p>
          </draw:text-box>
        </draw:frame>
        <draw:g draw:style-name="gr2">
          <draw:line draw:style-name="gr56" draw:text-style-name="P3" draw:layer="layout" svg:x1="25.639cm" svg:y1="3.206cm" svg:x2="25.645cm" svg:y2="3.8cm">
            <text:p/>
          </draw:line>
          <draw:custom-shape draw:style-name="gr64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69" draw:text-style-name="P25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56" draw:text-style-name="P3" draw:layer="layout" svg:x1="16.1cm" svg:y1="11.6cm" svg:x2="16.1cm" svg:y2="30cm">
          <text:p/>
        </draw:line>
        <draw:line draw:style-name="gr56" draw:text-style-name="P3" draw:layer="layout" svg:x1="16.056cm" svg:y1="30.2cm" svg:x2="16.056cm" svg:y2="33.8cm">
          <text:p/>
        </draw:line>
        <draw:line draw:style-name="gr56" draw:text-style-name="P3" draw:layer="layout" svg:x1="16.056cm" svg:y1="8.2cm" svg:x2="16.056cm" svg:y2="11.8cm">
          <text:p/>
        </draw:line>
        <draw:polygon draw:style-name="gr70" draw:text-style-name="P26" draw:layer="layout" svg:width="9.006cm" svg:height="1.399cm" svg:x="11.553cm" svg:y="11.25cm" svg:viewBox="0 0 9007 1400" draw:points="2252,0 6754,0 9007,700 9007,1400 0,1400 0,700">
          <text:p text:style-name="P2"><text:span text:style-name="T9">タイムステップ</text:span></text:p>
        </draw:polygon>
        <draw:custom-shape draw:style-name="gr71" draw:text-style-name="P28" draw:layer="layout" svg:width="4.94cm" svg:height="1.431cm" svg:x="13.586cm" svg:y="6.7cm">
          <text:p text:style-name="P27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9.298cm" svg:height="1.2cm" svg:x="11.407cm" svg:y="8.942cm">
          <text:p text:style-name="P27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71" draw:text-style-name="P28" draw:layer="layout" svg:width="4.94cm" svg:height="1.431cm" svg:x="13.586cm" svg:y="33cm">
          <text:p text:style-name="P27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9.298cm" svg:height="1.2cm" svg:x="11.407cm" svg:y="31.094cm">
          <text:p text:style-name="P27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9.298cm" svg:height="1.58cm" svg:x="11.407cm" svg:y="18.7cm">
          <text:p text:style-name="P27"><text:span text:style-name="T10">周囲のエージェント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26" draw:layer="layout" svg:width="9.006cm" svg:height="1.399cm" svg:x="11.553cm" svg:y="13.76cm" svg:viewBox="0 0 9007 1400" draw:points="2252,0 6754,0 9007,700 9007,1400 0,1400 0,700">
          <text:p text:style-name="P2"><text:span text:style-name="T9">エージェント</text:span></text:p>
        </draw:polygon>
        <draw:custom-shape draw:style-name="gr75" draw:text-style-name="P29" draw:layer="layout" svg:width="9.298cm" svg:height="1.557cm" svg:x="11.407cm" svg:y="21.4cm">
          <text:p text:style-name="P27"><text:span text:style-name="T10">壁などの障害物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9.298cm" svg:height="1.2cm" svg:x="11.4cm" svg:y="24.1cm">
          <text:p text:style-name="P27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72" draw:text-style-name="P29" draw:layer="layout" svg:width="9.298cm" svg:height="1.2cm" svg:x="11.4cm" svg:y="16.4cm">
          <text:p text:style-name="P27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31" draw:layer="layout" svg:width="8.969cm" svg:height="1.182cm" svg:x="21.185cm" svg:y="27.018cm">
          <draw:text-box>
            <text:p><text:span text:style-name="T11">並列計算が可能な処理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line draw:style-name="gr56" draw:text-style-name="P3" draw:layer="layout" svg:x1="8.195cm" svg:y1="11.5cm" svg:x2="8.195cm" svg:y2="29.9cm">
          <text:p/>
        </draw:line>
        <draw:line draw:style-name="gr56" draw:text-style-name="P3" draw:layer="layout" svg:x1="8.151cm" svg:y1="30.1cm" svg:x2="8.151cm" svg:y2="33.7cm">
          <text:p/>
        </draw:line>
        <draw:line draw:style-name="gr56" draw:text-style-name="P3" draw:layer="layout" svg:x1="8.151cm" svg:y1="8.1cm" svg:x2="8.151cm" svg:y2="11.7cm">
          <text:p/>
        </draw:line>
        <draw:polygon draw:style-name="gr70" draw:text-style-name="P26" draw:layer="layout" svg:width="9.006cm" svg:height="1.399cm" svg:x="3.648cm" svg:y="11.15cm" svg:viewBox="0 0 9007 1400" draw:points="2252,0 6754,0 9007,700 9007,1400 0,1400 0,700">
          <text:p text:style-name="P2"><text:span text:style-name="T9">タイムステップ</text:span></text:p>
        </draw:polygon>
        <draw:custom-shape draw:style-name="gr71" draw:text-style-name="P28" draw:layer="layout" svg:width="4.94cm" svg:height="1.431cm" svg:x="5.681cm" svg:y="6.6cm">
          <text:p text:style-name="P27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9.298cm" svg:height="1.2cm" svg:x="3.502cm" svg:y="8.842cm">
          <text:p text:style-name="P27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12.654943758672cm 30.1870541050589cm)" svg:viewBox="0 0 9007 1400" draw:points="2252,0 6754,0 9007,700 9007,1400 0,1400 0,700">
          <text:p/>
        </draw:polygon>
        <draw:custom-shape draw:style-name="gr71" draw:text-style-name="P28" draw:layer="layout" svg:width="4.94cm" svg:height="1.431cm" svg:x="5.681cm" svg:y="32.9cm">
          <text:p text:style-name="P27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9.298cm" svg:height="1.2cm" svg:x="3.502cm" svg:y="30.994cm">
          <text:p text:style-name="P27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9.298cm" svg:height="1.58cm" svg:x="3.502cm" svg:y="18.6cm">
          <text:p text:style-name="P27"><text:span text:style-name="T10">周囲のエージェント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26" draw:layer="layout" svg:width="9.006cm" svg:height="1.399cm" svg:x="3.648cm" svg:y="13.66cm" svg:viewBox="0 0 9007 1400" draw:points="2252,0 6754,0 9007,700 9007,1400 0,1400 0,700">
          <text:p text:style-name="P2"><text:span text:style-name="T9">エージェント</text:span></text:p>
        </draw:polygon>
        <draw:custom-shape draw:style-name="gr75" draw:text-style-name="P29" draw:layer="layout" svg:width="9.298cm" svg:height="1.557cm" svg:x="3.502cm" svg:y="21.3cm">
          <text:p text:style-name="P27"><text:span text:style-name="T10">壁などの障害物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9.298cm" svg:height="1.2cm" svg:x="3.495cm" svg:y="24cm">
          <text:p text:style-name="P27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12.654943758672cm 27.6770541050589cm)" svg:viewBox="0 0 9007 1400" draw:points="2252,0 6754,0 9007,700 9007,1400 0,1400 0,700">
          <text:p/>
        </draw:polygon>
        <draw:custom-shape draw:style-name="gr72" draw:text-style-name="P29" draw:layer="layout" svg:width="9.298cm" svg:height="1.2cm" svg:x="3.495cm" svg:y="16.3cm">
          <text:p text:style-name="P27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3" draw:layer="layout" svg:x1="32.5cm" svg:y1="18.8cm" svg:x2="32.5cm" svg:y2="37.2cm">
          <text:p/>
        </draw:line>
        <draw:line draw:style-name="gr56" draw:text-style-name="P3" draw:layer="layout" svg:x1="19.152cm" svg:y1="30.1cm" svg:x2="19.152cm" svg:y2="33.7cm">
          <text:p/>
        </draw:line>
        <draw:line draw:style-name="gr56" draw:text-style-name="P3" draw:layer="layout" svg:x1="19.152cm" svg:y1="8.1cm" svg:x2="19.152cm" svg:y2="11.7cm">
          <text:p/>
        </draw:line>
        <draw:polygon draw:style-name="gr70" draw:text-style-name="P26" draw:layer="layout" svg:width="9.006cm" svg:height="1.399cm" svg:x="27.997cm" svg:y="22.284cm" svg:viewBox="0 0 9007 1400" draw:points="2252,0 6754,0 9007,700 9007,1400 0,1400 0,700">
          <text:p text:style-name="P2"><text:span text:style-name="T9">時間ステップ</text:span></text:p>
        </draw:polygon>
        <draw:custom-shape draw:style-name="gr71" draw:text-style-name="P28" draw:layer="layout" svg:width="4.94cm" svg:height="1.431cm" svg:x="16.682cm" svg:y="6.6cm">
          <text:p text:style-name="P27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9" draw:layer="layout" svg:width="9.298cm" svg:height="2cm" svg:x="27.851cm" svg:y="19.634cm">
          <text:p text:style-name="P27"><text:span text:style-name="T10">前処理</text:span></text:p>
          <text:p text:style-name="P27"><text:span text:style-name="T10">（格子中の各要素の計算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37.003943758672cm 35.4340541050589cm)" svg:viewBox="0 0 9007 1400" draw:points="2252,0 6754,0 9007,700 9007,1400 0,1400 0,700">
          <text:p/>
        </draw:polygon>
        <draw:custom-shape draw:style-name="gr71" draw:text-style-name="P28" draw:layer="layout" svg:width="4.94cm" svg:height="1.431cm" svg:x="30.03cm" svg:y="36.369cm">
          <text:p text:style-name="P27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9.298cm" svg:height="1.2cm" svg:x="14.503cm" svg:y="30.994cm">
          <text:p text:style-name="P27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9.298cm" svg:height="1.58cm" svg:x="14.503cm" svg:y="18.6cm">
          <text:p text:style-name="P27"><text:span text:style-name="T10">周囲のエージェント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26" draw:layer="layout" svg:width="9.006cm" svg:height="1.399cm" svg:x="27.997cm" svg:y="24.634cm" svg:viewBox="0 0 9007 1400" draw:points="2252,0 6754,0 9007,700 9007,1400 0,1400 0,700">
          <text:p text:style-name="P2"><text:span text:style-name="T9">エージェント</text:span></text:p>
        </draw:polygon>
        <draw:custom-shape draw:style-name="gr75" draw:text-style-name="P29" draw:layer="layout" svg:width="9.298cm" svg:height="1.557cm" svg:x="14.503cm" svg:y="21.3cm">
          <text:p text:style-name="P27"><text:span text:style-name="T10">壁などの障害物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9.298cm" svg:height="1.2cm" svg:x="27.851cm" svg:y="29.434cm">
          <text:p text:style-name="P27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37.003943758672cm 33.0840541050589cm)" svg:viewBox="0 0 9007 1400" draw:points="2252,0 6754,0 9007,700 9007,1400 0,1400 0,700">
          <text:p/>
        </draw:polygon>
        <draw:custom-shape draw:style-name="gr72" draw:text-style-name="P29" draw:layer="layout" svg:width="9.298cm" svg:height="1.2cm" svg:x="27.851cm" svg:y="27.084cm">
          <text:p text:style-name="P27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32" draw:layer="layout" svg:x1="47.208cm" svg:y1="1.959cm" svg:x2="47.208cm" svg:y2="14.559cm">
          <text:p/>
        </draw:line>
        <draw:custom-shape draw:style-name="gr79" draw:text-style-name="P33" draw:layer="layout" svg:width="9.994cm" svg:height="1.5cm" svg:x="42.273cm" svg:y="8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32" draw:layer="layout" svg:x1="32.208cm" svg:y1="1.959cm" svg:x2="32.208cm" svg:y2="14.559cm">
          <text:p/>
        </draw:line>
        <draw:polygon draw:style-name="gr80" draw:text-style-name="P34" draw:layer="layout" svg:width="9.87cm" svg:height="1.378cm" svg:x="27.273cm" svg:y="4.58cm" svg:viewBox="0 0 9871 1379" draw:points="1335,0 8335,0 9871,471 9871,1379 0,1379 0,471">
          <text:p text:style-name="P2"><text:span text:style-name="T12">エージェント</text:span></text:p>
        </draw:polygon>
        <draw:polygon draw:style-name="gr80" draw:text-style-name="P34" draw:layer="layout" svg:width="9.87cm" svg:height="1.378cm" svg:x="27.273cm" svg:y="2.781cm" svg:viewBox="0 0 9871 1379" draw:points="1335,0 8335,0 9871,471 9871,1379 0,1379 0,471">
          <text:p text:style-name="P2"><text:span text:style-name="T12">時間ステップ</text:span></text:p>
        </draw:polygon>
        <draw:polygon draw:style-name="gr81" draw:text-style-name="P34" draw:layer="layout" svg:width="9.87cm" svg:height="1.378cm" draw:transform="rotate (-3.14159265358979) translate (37.1443090023534cm 11.8978031569683cm)" svg:viewBox="0 0 9871 1379" draw:points="1335,0 8335,0 9871,471 9871,1379 0,1379 0,471">
          <text:p/>
        </draw:polygon>
        <draw:polygon draw:style-name="gr81" draw:text-style-name="P34" draw:layer="layout" svg:width="9.87cm" svg:height="1.378cm" draw:transform="rotate (-3.14159265358979) translate (37.1443090023535cm 13.5968031569682cm)" svg:viewBox="0 0 9871 1379" draw:points="1335,0 8335,0 9871,471 9871,1379 0,1379 0,471">
          <text:p/>
        </draw:polygon>
        <draw:polygon draw:style-name="gr80" draw:text-style-name="P34" draw:layer="layout" svg:width="9.87cm" svg:height="1.378cm" svg:x="42.273cm" svg:y="7.28cm" svg:viewBox="0 0 9871 1379" draw:points="1335,0 8335,0 9871,471 9871,1379 0,1379 0,471">
          <text:p text:style-name="P2"><text:span text:style-name="T12">エージェント</text:span></text:p>
        </draw:polygon>
        <draw:polygon draw:style-name="gr80" draw:text-style-name="P34" draw:layer="layout" svg:width="9.87cm" svg:height="1.378cm" svg:x="42.273cm" svg:y="5.481cm" svg:viewBox="0 0 9871 1379" draw:points="1335,0 8335,0 9871,471 9871,1379 0,1379 0,471">
          <text:p text:style-name="P2"><text:span text:style-name="T12">時間ステップ</text:span></text:p>
        </draw:polygon>
        <draw:polygon draw:style-name="gr81" draw:text-style-name="P34" draw:layer="layout" svg:width="9.87cm" svg:height="1.378cm" draw:transform="rotate (-3.14159265358979) translate (52.1443090023534cm 11.9978031569683cm)" svg:viewBox="0 0 9871 1379" draw:points="1335,0 8335,0 9871,471 9871,1379 0,1379 0,471">
          <text:p/>
        </draw:polygon>
        <draw:polygon draw:style-name="gr81" draw:text-style-name="P34" draw:layer="layout" svg:width="9.87cm" svg:height="1.378cm" draw:transform="rotate (-3.14159265358979) translate (52.1443090023535cm 13.5968031569682cm)" svg:viewBox="0 0 9871 1379" draw:points="1335,0 8335,0 9871,471 9871,1379 0,1379 0,471">
          <text:p/>
        </draw:polygon>
        <draw:custom-shape draw:style-name="gr82" draw:text-style-name="P2" draw:layer="layout" svg:width="2cm" svg:height="2.5cm" svg:x="39.108cm" svg:y="6.46cm">
          <text:p/>
          <draw:enhanced-geometry svg:viewBox="0 0 21600 21600" draw:text-areas="0 ?f0 ?f5 ?f2" draw:type="right-arrow" draw:modifiers="9995.80209895052 5726.029588164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33" draw:layer="layout" svg:width="9.994cm" svg:height="4cm" svg:x="27.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5" draw:layer="layout" svg:width="0.782cm" svg:height="1.2cm" svg:x="35.606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6" draw:layer="layout" svg:width="0.793cm" svg:height="1.2cm" svg:x="33.601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7" draw:layer="layout" svg:width="0.792cm" svg:height="1.2cm" svg:x="31.594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9" draw:layer="layout" svg:width="0.395cm" svg:height="1.17cm" svg:x="32.526cm" svg:y="6.475cm">
          <draw:text-box>
            <text:p>＋</text:p>
          </draw:text-box>
        </draw:frame>
        <draw:frame draw:style-name="gr87" draw:text-style-name="P9" draw:layer="layout" svg:width="0.395cm" svg:height="1.17cm" svg:x="34.632cm" svg:y="6.475cm">
          <draw:text-box>
            <text:p>＋</text:p>
          </draw:text-box>
        </draw:frame>
        <draw:frame draw:style-name="gr88" draw:text-style-name="P9" draw:layer="layout" svg:width="4.408cm" svg:height="5.765cm" svg:x="27.2cm" svg:y="6.475cm">
          <draw:text-box>
            <text:p>運動方程式＝</text:p>
          </draw:text-box>
        </draw:frame>
        <draw:custom-shape draw:style-name="gr89" draw:text-style-name="P38" draw:layer="layout" svg:width="9.994cm" svg:height="2.5cm" svg:x="42.15cm" svg:y="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5" draw:layer="layout" svg:width="0.782cm" svg:height="1.2cm" svg:x="49.62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7" draw:layer="layout" svg:width="0.792cm" svg:height="1.2cm" svg:x="48.316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6" draw:layer="layout" svg:width="0.793cm" svg:height="1.2cm" svg:x="46.941cm" svg:y="9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9" draw:layer="layout" svg:width="4.636cm" svg:height="2.089cm" svg:x="47.672cm" svg:y="9.035cm">
          <draw:text-box>
            <text:p>＋データ参照</text:p>
          </draw:text-box>
        </draw:frame>
        <draw:frame draw:style-name="gr88" draw:text-style-name="P9" draw:layer="layout" svg:width="4.408cm" svg:height="5.765cm" svg:x="42.533cm" svg:y="9.035cm">
          <draw:text-box>
            <text:p>運動方程式＝</text:p>
          </draw:text-box>
        </draw:frame>
        <draw:frame draw:style-name="gr91" draw:text-style-name="P9" draw:layer="layout" svg:width="4.947cm" svg:height="1.17cm" svg:x="42.391cm" svg:y="2.659cm">
          <draw:text-box>
            <text:p text:style-name="P39">あらかじめ計算</text:p>
          </draw:text-box>
        </draw:frame>
        <draw:custom-shape draw:style-name="gr71" draw:text-style-name="P28" draw:layer="layout" svg:width="4.94cm" svg:height="1.431cm" svg:x="30.03cm" svg:y="17.569cm">
          <text:p text:style-name="P27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8.4cm" svg:y1="19.634cm" svg:x2="28.4cm" svg:y2="21.634cm">
          <text:p/>
        </draw:line>
        <draw:line draw:style-name="gr63" draw:text-style-name="P3" draw:layer="layout" svg:x1="36.6cm" svg:y1="19.634cm" svg:x2="36.6cm" svg:y2="21.634cm">
          <text:p/>
        </draw:line>
        <draw:line draw:style-name="gr63" draw:text-style-name="P3" draw:layer="layout" svg:x1="28.4cm" svg:y1="27.084cm" svg:x2="28.4cm" svg:y2="28.25cm">
          <text:p/>
        </draw:line>
        <draw:line draw:style-name="gr63" draw:text-style-name="P3" draw:layer="layout" svg:x1="36.6cm" svg:y1="27.034cm" svg:x2="36.6cm" svg:y2="28.284cm">
          <text:p/>
        </draw:lin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line draw:style-name="gr92" draw:text-style-name="P3" draw:layer="layout" svg:x1="40cm" svg:y1="45.8cm" svg:x2="40cm" svg:y2="56.2cm">
          <text:p/>
        </draw:line>
        <draw:line draw:style-name="gr93" draw:text-style-name="P3" draw:layer="layout" svg:x1="40cm" svg:y1="33cm" svg:x2="40cm" svg:y2="44.2cm">
          <text:p/>
        </draw:line>
        <draw:line draw:style-name="gr56" draw:text-style-name="P3" draw:layer="layout" svg:x1="40cm" svg:y1="6cm" svg:x2="40cm" svg:y2="30.606cm">
          <text:p/>
        </draw:line>
        <draw:line draw:style-name="gr56" draw:text-style-name="P3" draw:layer="layout" svg:x1="26.2cm" svg:y1="8cm" svg:x2="26.2cm" svg:y2="36.4cm">
          <text:p/>
        </draw:line>
        <draw:line draw:style-name="gr56" draw:text-style-name="P3" draw:layer="layout" svg:x1="13.151cm" svg:y1="15.231cm" svg:x2="13.151cm" svg:y2="33.631cm">
          <text:p/>
        </draw:line>
        <draw:polygon draw:style-name="gr70" draw:text-style-name="P26" draw:layer="layout" svg:width="9.006cm" svg:height="1.399cm" svg:x="8.648cm" svg:y="18.715cm" svg:viewBox="0 0 9007 1400" draw:points="2252,0 6754,0 9007,700 9007,1400 0,1400 0,700">
          <text:p text:style-name="P2"><text:span text:style-name="T9">時間ステップ</text:span></text:p>
        </draw:polygon>
        <draw:polygon draw:style-name="gr73" draw:text-style-name="P30" draw:layer="layout" svg:width="9.006cm" svg:height="1.399cm" draw:transform="rotate (-3.14159265358979) translate (17.654943758672cm 31.8650541050589cm)" svg:viewBox="0 0 9007 1400" draw:points="2252,0 6754,0 9007,700 9007,1400 0,1400 0,700">
          <text:p/>
        </draw:polygon>
        <draw:custom-shape draw:style-name="gr71" draw:text-style-name="P28" draw:layer="layout" svg:width="4.94cm" svg:height="1.431cm" svg:x="10.681cm" svg:y="32.8cm">
          <text:p text:style-name="P27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0" draw:text-style-name="P26" draw:layer="layout" svg:width="9.006cm" svg:height="1.399cm" svg:x="8.648cm" svg:y="21.065cm" svg:viewBox="0 0 9007 1400" draw:points="2252,0 6754,0 9007,700 9007,1400 0,1400 0,700">
          <text:p text:style-name="P2"><text:span text:style-name="T9">エージェント</text:span></text:p>
        </draw:polygon>
        <draw:custom-shape draw:style-name="gr72" draw:text-style-name="P29" draw:layer="layout" svg:width="9.298cm" svg:height="1.2cm" svg:x="8.502cm" svg:y="25.865cm">
          <text:p text:style-name="P27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17.654943758672cm 29.5150541050589cm)" svg:viewBox="0 0 9007 1400" draw:points="2252,0 6754,0 9007,700 9007,1400 0,1400 0,700">
          <text:p/>
        </draw:polygon>
        <draw:custom-shape draw:style-name="gr71" draw:text-style-name="P28" draw:layer="layout" svg:width="4.94cm" svg:height="1.431cm" svg:x="10.681cm" svg:y="14cm">
          <text:p text:style-name="P27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7" draw:text-style-name="P29" draw:layer="layout" svg:width="9.298cm" svg:height="2cm" svg:x="8.502cm" svg:y="16.065cm">
            <text:p text:style-name="P27"><text:span text:style-name="T10">前処理</text:span></text:p>
            <text:p text:style-name="P27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9.051cm" svg:y1="16.065cm" svg:x2="9.051cm" svg:y2="18.065cm">
            <text:p/>
          </draw:line>
          <draw:line draw:style-name="gr63" draw:text-style-name="P3" draw:layer="layout" svg:x1="17.251cm" svg:y1="16.065cm" svg:x2="17.251cm" svg:y2="18.065cm">
            <text:p/>
          </draw:line>
        </draw:g>
        <draw:custom-shape draw:style-name="gr72" draw:text-style-name="P29" draw:layer="layout" svg:width="9.298cm" svg:height="1.2cm" svg:x="8.502cm" svg:y="23.515cm">
          <text:p text:style-name="P27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3" draw:layer="layout" svg:x1="9.051cm" svg:y1="23.515cm" svg:x2="9.051cm" svg:y2="24.681cm">
          <text:p/>
        </draw:line>
        <draw:line draw:style-name="gr63" draw:text-style-name="P3" draw:layer="layout" svg:x1="17.251cm" svg:y1="23.465cm" svg:x2="17.251cm" svg:y2="24.715cm">
          <text:p/>
        </draw:line>
        <draw:g draw:style-name="gr2">
          <draw:custom-shape draw:style-name="gr72" draw:text-style-name="P29" draw:layer="layout" svg:width="9.298cm" svg:height="1.2cm" svg:x="35.351cm" svg:y="6cm">
            <text:p text:style-name="P27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35.9cm" svg:y1="6cm" svg:x2="35.9cm" svg:y2="7.166cm">
            <text:p/>
          </draw:line>
          <draw:line draw:style-name="gr63" draw:text-style-name="P3" draw:layer="layout" svg:x1="44.1cm" svg:y1="5.95cm" svg:x2="44.1cm" svg:y2="7.2cm">
            <text:p/>
          </draw:line>
        </draw:g>
        <draw:g draw:style-name="gr2">
          <draw:custom-shape draw:style-name="gr77" draw:text-style-name="P29" draw:layer="layout" svg:width="9.298cm" svg:height="2cm" svg:x="21.551cm" svg:y="7.065cm">
            <text:p text:style-name="P27"><text:span text:style-name="T10">前処理</text:span></text:p>
            <text:p text:style-name="P27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22.1cm" svg:y1="7.065cm" svg:x2="22.1cm" svg:y2="9.065cm">
            <text:p/>
          </draw:line>
          <draw:line draw:style-name="gr63" draw:text-style-name="P3" draw:layer="layout" svg:x1="30.3cm" svg:y1="7.065cm" svg:x2="30.3cm" svg:y2="9.065cm">
            <text:p/>
          </draw:line>
        </draw:g>
        <draw:polygon draw:style-name="gr73" draw:text-style-name="P30" draw:layer="layout" svg:width="9.006cm" svg:height="1.399cm" draw:transform="rotate (-3.14159265358979) translate (30.703943758672cm 19.7650541050589cm)" svg:viewBox="0 0 9007 1400" draw:points="2252,0 6754,0 9007,700 9007,1400 0,1400 0,700">
          <text:p/>
        </draw:polygon>
        <draw:polygon draw:style-name="gr73" draw:text-style-name="P30" draw:layer="layout" svg:width="9.006cm" svg:height="1.399cm" draw:transform="rotate (-3.14159265358979) translate (30.703943758672cm 17.5650541050589cm)" svg:viewBox="0 0 9007 1400" draw:points="2252,0 6754,0 9007,700 9007,1400 0,1400 0,700">
          <text:p/>
        </draw:polygon>
        <draw:polygon draw:style-name="gr94" draw:text-style-name="P26" draw:layer="layout" svg:width="9.006cm" svg:height="1.399cm" svg:x="21.697cm" svg:y="22.765cm" svg:viewBox="0 0 9007 1400" draw:points="2252,0 6754,0 9007,700 9007,1400 0,1400 0,700">
          <text:p text:style-name="P40"><text:span text:style-name="T9">進行方向配列の</text:span><text:span text:style-name="T9">x</text:span><text:span text:style-name="T9">インデックス</text:span></text:p>
        </draw:polygon>
        <draw:polygon draw:style-name="gr94" draw:text-style-name="P26" draw:layer="layout" svg:width="9.006cm" svg:height="1.399cm" svg:x="21.697cm" svg:y="24.965cm" svg:viewBox="0 0 9007 1400" draw:points="2252,0 6754,0 9007,700 9007,1400 0,1400 0,700">
          <text:p text:style-name="P2"><text:span text:style-name="T9">進行方向配列の</text:span><text:span text:style-name="T9">y</text:span><text:span text:style-name="T9">インデックス</text:span></text:p>
        </draw:polygon>
        <draw:custom-shape draw:style-name="gr72" draw:text-style-name="P29" draw:layer="layout" svg:width="9.298cm" svg:height="1.2cm" svg:x="21.551cm" svg:y="27.265cm">
          <text:p text:style-name="P27"><text:span text:style-name="T10">進行方向配列</text:span><text:span text:style-name="T10">[x][y]</text:span><text:span text:style-name="T10">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30.703943758672cm 32.9650541050589cm)" svg:viewBox="0 0 9007 1400" draw:points="2252,0 6754,0 9007,700 9007,1400 0,1400 0,700">
          <text:p/>
        </draw:polygon>
        <draw:polygon draw:style-name="gr73" draw:text-style-name="P30" draw:layer="layout" svg:width="9.006cm" svg:height="1.399cm" draw:transform="rotate (-3.14159265358979) translate (30.703943758672cm 30.7650541050589cm)" svg:viewBox="0 0 9007 1400" draw:points="2252,0 6754,0 9007,700 9007,1400 0,1400 0,700">
          <text:p/>
        </draw:polygon>
        <draw:polygon draw:style-name="gr70" draw:text-style-name="P26" draw:layer="layout" svg:width="9.006cm" svg:height="1.399cm" svg:x="21.697cm" svg:y="20.565cm" svg:viewBox="0 0 9007 1400" draw:points="2252,0 6754,0 9007,700 9007,1400 0,1400 0,700">
          <text:p text:style-name="P2"><text:span text:style-name="T9">経由地数</text:span></text:p>
        </draw:polygon>
        <draw:polygon draw:style-name="gr73" draw:text-style-name="P30" draw:layer="layout" svg:width="9.006cm" svg:height="1.399cm" draw:transform="rotate (-3.14159265358979) translate (30.703943758672cm 35.1650541050589cm)" svg:viewBox="0 0 9007 1400" draw:points="2252,0 6754,0 9007,700 9007,1400 0,1400 0,700">
          <text:p/>
        </draw:polygon>
        <draw:g draw:style-name="gr8">
          <draw:polygon draw:style-name="gr94" draw:text-style-name="P26" draw:layer="layout" svg:width="9.006cm" svg:height="1.399cm" svg:x="21.697cm" svg:y="9.565cm" svg:viewBox="0 0 9007 1400" draw:points="2252,0 6754,0 9007,700 9007,1400 0,1400 0,700">
            <text:p text:style-name="P40"><text:span text:style-name="T9">　配列の</text:span><text:span text:style-name="T9">x</text:span><text:span text:style-name="T9">インデックス</text:span></text:p>
          </draw:polygon>
          <draw:frame draw:style-name="gr95" draw:text-style-name="P2" draw:layer="layout" svg:width="1.18cm" svg:height="0.9cm" svg:x="22.648cm" svg:y="10.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 draw:style-name="gr8">
          <draw:polygon draw:style-name="gr94" draw:text-style-name="P26" draw:layer="layout" svg:width="9.006cm" svg:height="1.399cm" svg:x="21.697cm" svg:y="11.765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5" draw:text-style-name="P2" draw:layer="layout" svg:width="1.18cm" svg:height="0.9cm" svg:x="22.647cm" svg:y="12.2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draw:style-name="gr2">
          <draw:custom-shape draw:style-name="gr72" draw:text-style-name="P29" draw:layer="layout" svg:width="9.298cm" svg:height="1.2cm" svg:x="21.551cm" svg:y="14.065cm">
            <text:p text:style-name="P27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2" draw:layer="layout" svg:width="1.18cm" svg:height="0.9cm" svg:x="23.051cm" svg:y="14.26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77" draw:text-style-name="P29" draw:layer="layout" svg:width="9.298cm" svg:height="2cm" svg:x="21.551cm" svg:y="35.665cm">
            <text:p text:style-name="P27"><text:span text:style-name="T10">前処理</text:span></text:p>
            <text:p text:style-name="P27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22.1cm" svg:y1="35.665cm" svg:x2="22.1cm" svg:y2="37.665cm">
            <text:p/>
          </draw:line>
          <draw:line draw:style-name="gr63" draw:text-style-name="P3" draw:layer="layout" svg:x1="30.3cm" svg:y1="35.665cm" svg:x2="30.3cm" svg:y2="37.665cm">
            <text:p/>
          </draw:line>
        </draw:g>
        <draw:g draw:style-name="gr2" xml:id="id1" draw:id="id1">
          <draw:custom-shape draw:style-name="gr96" draw:text-style-name="P42" draw:layer="layout" svg:width="10cm" svg:height="3cm" svg:x="35cm" svg:y="10.727cm">
            <text:p text:style-name="P41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5" draw:text-style-name="P2" draw:layer="layout" svg:width="1.18cm" svg:height="0.9cm" svg:x="37.12cm" svg:y="11.82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2">
          <draw:custom-shape draw:style-name="gr97" draw:text-style-name="P29" draw:layer="layout" svg:width="9.298cm" svg:height="1.6cm" svg:x="35.351cm" svg:y="8.251cm">
            <text:p text:style-name="P27"><text:span text:style-name="T10">エージェント座標から</text:span></text:p>
            <text:p text:style-name="P27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 draw:style-name="gr2">
            <draw:custom-shape draw:style-name="gr72" draw:text-style-name="P29" draw:layer="layout" svg:width="9.298cm" svg:height="1.2cm" svg:x="47.3cm" svg:y="14.9cm">
              <text:p text:style-name="P27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49.42cm" svg:y="15.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95" draw:text-style-name="P2" draw:layer="layout" svg:width="1.18cm" svg:height="0.9cm" svg:x="49.42cm" svg:y="15.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draw:style-name="gr2">
          <draw:custom-shape draw:style-name="gr72" draw:text-style-name="P29" draw:layer="layout" svg:width="9.298cm" svg:height="1.2cm" svg:x="35.351cm" svg:y="21.854cm">
            <text:p text:style-name="P27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3" draw:id="id3">
          <draw:custom-shape draw:style-name="gr96" draw:text-style-name="P42" draw:layer="layout" svg:width="10cm" svg:height="3cm" svg:x="35cm" svg:y="17.778cm">
            <text:p text:style-name="P41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4" draw:id="id4">
          <draw:g draw:style-name="gr2">
            <draw:custom-shape draw:style-name="gr72" draw:text-style-name="P29" draw:layer="layout" svg:width="9.298cm" svg:height="1.2cm" svg:x="47.3cm" svg:y="21.801cm">
              <text:p text:style-name="P27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72" draw:text-style-name="P29" draw:layer="layout" svg:width="9.298cm" svg:height="1.2cm" svg:x="35.351cm" svg:y="14.902cm">
              <text:p text:style-name="P27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36.471cm" svg:y="15.10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custom-shape draw:style-name="gr72" draw:text-style-name="P29" draw:layer="layout" svg:width="9.298cm" svg:height="1.2cm" svg:x="35.351cm" svg:y="25.13cm">
          <text:p text:style-name="P27"><text:span text:style-name="T10">速度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9.298cm" svg:height="1.2cm" svg:x="35.351cm" svg:y="27.205cm">
          <text:p text:style-name="P27"><text:span text:style-name="T10">位置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72" draw:text-style-name="P29" draw:layer="layout" svg:width="9.298cm" svg:height="1.2cm" svg:x="35.351cm" svg:y="29.406cm">
            <text:p text:style-name="P27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35.9cm" svg:y1="29.406cm" svg:x2="35.9cm" svg:y2="30.572cm">
            <text:p/>
          </draw:line>
          <draw:line draw:style-name="gr63" draw:text-style-name="P3" draw:layer="layout" svg:x1="44.1cm" svg:y1="29.356cm" svg:x2="44.1cm" svg:y2="30.606cm">
            <text:p/>
          </draw:line>
        </draw:g>
        <draw:connector draw:style-name="gr98" draw:text-style-name="P43" draw:layer="layout" svg:x1="45cm" svg:y1="12.227cm" svg:x2="51.949cm" svg:y2="14.9cm" draw:start-shape="id1" draw:start-glue-point="1" draw:end-shape="id2" draw:end-glue-point="0" svg:d="M45000 12227h6949v2673" svg:viewBox="0 0 6950 2674">
          <text:p/>
        </draw:connector>
        <draw:connector draw:style-name="gr98" draw:text-style-name="P43" draw:layer="layout" svg:x1="45cm" svg:y1="19.278cm" svg:x2="51.949cm" svg:y2="21.801cm" draw:start-shape="id3" draw:start-glue-point="1" draw:end-shape="id4" draw:end-glue-point="0" svg:d="M45000 19278h6949v2523" svg:viewBox="0 0 6950 2524">
          <text:p/>
        </draw:connector>
        <draw:connector draw:style-name="gr99" draw:text-style-name="P43" draw:layer="layout" draw:line-skew="0.251cm" svg:x1="51.949cm" svg:y1="23.001cm" svg:x2="40.338cm" svg:y2="24.057cm" draw:start-shape="id4" draw:start-glue-point="2" svg:d="M51949 23001v1056h-11611" svg:viewBox="0 0 11612 1057">
          <text:p/>
        </draw:connector>
        <draw:connector draw:style-name="gr99" draw:text-style-name="P43" draw:layer="layout" draw:line-skew="0.161cm" svg:x1="51.949cm" svg:y1="16.1cm" svg:x2="40.257cm" svg:y2="16.975cm" draw:start-shape="id2" draw:start-glue-point="2" svg:d="M51949 16100v875h-11692" svg:viewBox="0 0 11693 876">
          <text:p/>
        </draw:connector>
        <draw:g draw:style-name="gr2" xml:id="id5" draw:id="id5">
          <draw:custom-shape draw:style-name="gr96" draw:text-style-name="P42" draw:layer="layout" svg:width="10cm" svg:height="3cm" svg:x="35cm" svg:y="36.791cm">
            <text:p text:style-name="P41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5" draw:text-style-name="P2" draw:layer="layout" svg:width="1.18cm" svg:height="0.9cm" svg:x="37.12cm" svg:y="37.89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2">
          <draw:custom-shape draw:style-name="gr97" draw:text-style-name="P29" draw:layer="layout" svg:width="9.298cm" svg:height="1.6cm" svg:x="35.351cm" svg:y="34.315cm">
            <text:p text:style-name="P27"><text:span text:style-name="T10">エージェント座標から</text:span></text:p>
            <text:p text:style-name="P27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6" draw:id="id6">
          <draw:g draw:style-name="gr2">
            <draw:custom-shape draw:style-name="gr72" draw:text-style-name="P29" draw:layer="layout" svg:width="9.298cm" svg:height="1.2cm" svg:x="47.3cm" svg:y="40.964cm">
              <text:p text:style-name="P27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49.42cm" svg:y="41.164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95" draw:text-style-name="P2" draw:layer="layout" svg:width="1.18cm" svg:height="0.9cm" svg:x="49.42cm" svg:y="41.16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 draw:style-name="gr2">
          <draw:g draw:style-name="gr2">
            <draw:custom-shape draw:style-name="gr72" draw:text-style-name="P29" draw:layer="layout" svg:width="9.298cm" svg:height="1.2cm" svg:x="35.351cm" svg:y="40.966cm">
              <text:p text:style-name="P27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36.471cm" svg:y="41.16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onnector draw:style-name="gr98" draw:text-style-name="P43" draw:layer="layout" svg:x1="45cm" svg:y1="38.291cm" svg:x2="51.949cm" svg:y2="40.964cm" draw:start-shape="id5" draw:start-glue-point="1" draw:end-shape="id6" draw:end-glue-point="0" svg:d="M45000 38291h6949v2673" svg:viewBox="0 0 6950 2674">
          <text:p/>
        </draw:connector>
        <draw:connector draw:style-name="gr99" draw:text-style-name="P43" draw:layer="layout" draw:line-skew="0.161cm" svg:x1="51.949cm" svg:y1="42.164cm" svg:x2="40.257cm" svg:y2="43.039cm" draw:start-shape="id6" draw:start-glue-point="2" svg:d="M51949 42164v875h-11692" svg:viewBox="0 0 11693 876">
          <text:p/>
        </draw:connector>
        <draw:g draw:style-name="gr2">
          <draw:custom-shape draw:style-name="gr72" draw:text-style-name="P29" draw:layer="layout" svg:width="9.298cm" svg:height="1.2cm" svg:x="35.351cm" svg:y="52.918cm">
            <text:p text:style-name="P27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7" draw:id="id7">
          <draw:custom-shape draw:style-name="gr96" draw:text-style-name="P42" draw:layer="layout" svg:width="10cm" svg:height="3cm" svg:x="35cm" svg:y="48.842cm">
            <text:p text:style-name="P41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8" draw:id="id8">
          <draw:g draw:style-name="gr2">
            <draw:custom-shape draw:style-name="gr72" draw:text-style-name="P29" draw:layer="layout" svg:width="9.298cm" svg:height="1.2cm" svg:x="47.3cm" svg:y="52.865cm">
              <text:p text:style-name="P27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98" draw:text-style-name="P43" draw:layer="layout" svg:x1="45cm" svg:y1="50.342cm" svg:x2="51.949cm" svg:y2="52.865cm" draw:start-shape="id7" draw:start-glue-point="1" draw:end-shape="id8" draw:end-glue-point="0" svg:d="M45000 50342h6949v2523" svg:viewBox="0 0 6950 2524">
          <text:p/>
        </draw:connector>
        <draw:connector draw:style-name="gr99" draw:text-style-name="P43" draw:layer="layout" draw:line-skew="0.251cm" svg:x1="51.949cm" svg:y1="54.065cm" svg:x2="40.338cm" svg:y2="55.121cm" draw:start-shape="id8" draw:start-glue-point="2" svg:d="M51949 54065v1056h-11611" svg:viewBox="0 0 11612 1057">
          <text:p/>
        </draw:connector>
        <draw:g draw:style-name="gr2">
          <draw:custom-shape draw:style-name="gr97" draw:text-style-name="P29" draw:layer="layout" svg:width="9.298cm" svg:height="1.6cm" svg:x="35.351cm" svg:y="46.6cm">
            <text:p text:style-name="P27"><text:span text:style-name="T10">エージェント座標から</text:span></text:p>
            <text:p text:style-name="P27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77" draw:text-style-name="P29" draw:layer="layout" svg:width="9.298cm" svg:height="2cm" svg:x="8.6cm" svg:y="41.9cm">
            <text:p text:style-name="P27"><text:span text:style-name="T10">前処理</text:span></text:p>
            <text:p text:style-name="P27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9.149cm" svg:y1="41.9cm" svg:x2="9.149cm" svg:y2="43.9cm">
            <text:p/>
          </draw:line>
          <draw:line draw:style-name="gr63" draw:text-style-name="P3" draw:layer="layout" svg:x1="17.349cm" svg:y1="41.9cm" svg:x2="17.349cm" svg:y2="43.9cm">
            <text:p/>
          </draw:line>
        </draw:g>
        <draw:polygon draw:style-name="gr73" draw:text-style-name="P30" draw:layer="layout" svg:width="9.006cm" svg:height="1.399cm" draw:transform="rotate (-3.14159265358979) translate (17.752943758672cm 54.6000541050589cm)" svg:viewBox="0 0 9007 1400" draw:points="2252,0 6754,0 9007,700 9007,1400 0,1400 0,700">
          <text:p/>
        </draw:polygon>
        <draw:polygon draw:style-name="gr73" draw:text-style-name="P30" draw:layer="layout" svg:width="9.006cm" svg:height="1.399cm" draw:transform="rotate (-3.14159265358979) translate (17.752943758672cm 52.4000541050589cm)" svg:viewBox="0 0 9007 1400" draw:points="2252,0 6754,0 9007,700 9007,1400 0,1400 0,700">
          <text:p/>
        </draw:polygon>
        <draw:g draw:style-name="gr8">
          <draw:polygon draw:style-name="gr94" draw:text-style-name="P26" draw:layer="layout" svg:width="9.006cm" svg:height="1.399cm" svg:x="8.746cm" svg:y="44.4cm" svg:viewBox="0 0 9007 1400" draw:points="2252,0 6754,0 9007,700 9007,1400 0,1400 0,700">
            <text:p text:style-name="P40"><text:span text:style-name="T9">　配列の</text:span><text:span text:style-name="T9">x</text:span><text:span text:style-name="T9">インデックス</text:span></text:p>
          </draw:polygon>
          <draw:frame draw:style-name="gr95" draw:text-style-name="P2" draw:layer="layout" svg:width="1.18cm" svg:height="0.9cm" svg:x="9.697cm" svg:y="44.88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draw:style-name="gr8">
          <draw:polygon draw:style-name="gr94" draw:text-style-name="P26" draw:layer="layout" svg:width="9.006cm" svg:height="1.399cm" svg:x="8.746cm" svg:y="46.6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5" draw:text-style-name="P2" draw:layer="layout" svg:width="1.18cm" svg:height="0.9cm" svg:x="9.696cm" svg:y="47.08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draw:style-name="gr2">
          <draw:custom-shape draw:style-name="gr72" draw:text-style-name="P29" draw:layer="layout" svg:width="9.298cm" svg:height="1.2cm" svg:x="8.6cm" svg:y="48.9cm">
            <text:p text:style-name="P27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2" draw:layer="layout" svg:width="1.18cm" svg:height="0.9cm" svg:x="10.1cm" svg:y="49.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polygon draw:style-name="gr73" draw:text-style-name="P30" draw:layer="layout" svg:width="9.006cm" svg:height="1.399cm" draw:transform="rotate (-3.14159265358979) translate (19.552943758672cm 15.8000541050589cm)" svg:viewBox="0 0 9007 1400" draw:points="2252,0 6754,0 9007,700 9007,1400 0,1400 0,700">
          <text:p/>
        </draw:polygon>
        <draw:polygon draw:style-name="gr73" draw:text-style-name="P30" draw:layer="layout" svg:width="9.006cm" svg:height="1.399cm" draw:transform="rotate (-3.14159265358979) translate (19.552943758672cm 13.6000541050589cm)" svg:viewBox="0 0 9007 1400" draw:points="2252,0 6754,0 9007,700 9007,1400 0,1400 0,700">
          <text:p/>
        </draw:polygon>
        <draw:g draw:style-name="gr8">
          <draw:polygon draw:style-name="gr94" draw:text-style-name="P26" draw:layer="layout" svg:width="9.006cm" svg:height="1.399cm" svg:x="10.546cm" svg:y="5.6cm" svg:viewBox="0 0 9007 1400" draw:points="2252,0 6754,0 9007,700 9007,1400 0,1400 0,700">
            <text:p text:style-name="P40"><text:span text:style-name="T9">　配列の</text:span><text:span text:style-name="T9">x</text:span><text:span text:style-name="T9">インデックス</text:span></text:p>
          </draw:polygon>
          <draw:frame draw:style-name="gr95" draw:text-style-name="P2" draw:layer="layout" svg:width="1.18cm" svg:height="0.9cm" svg:x="11.497cm" svg:y="6.08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 draw:style-name="gr8">
          <draw:polygon draw:style-name="gr94" draw:text-style-name="P26" draw:layer="layout" svg:width="9.006cm" svg:height="1.399cm" svg:x="10.546cm" svg:y="7.8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5" draw:text-style-name="P2" draw:layer="layout" svg:width="1.18cm" svg:height="0.9cm" svg:x="11.496cm" svg:y="8.28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draw:style-name="gr2">
          <draw:custom-shape draw:style-name="gr72" draw:text-style-name="P29" draw:layer="layout" svg:width="9.298cm" svg:height="1.2cm" svg:x="10.4cm" svg:y="10.1cm">
            <text:p text:style-name="P27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2" draw:layer="layout" svg:width="1.18cm" svg:height="0.9cm" svg:x="11.9cm" svg:y="10.3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draw:style-name="gr95" draw:text-style-name="P2" draw:layer="layout" svg:width="2.2cm" svg:height="1.67cm" svg:x="21.4cm" svg:y="1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0" draw:text-style-name="P45" draw:layer="layout" svg:width="19.8cm" svg:height="14.6cm" svg:x="31.2cm" svg:y="19cm">
          <text:p text:style-name="P44"><text:span text:style-name="T13">Dra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custom-shape draw:style-name="gr101" draw:text-style-name="P24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4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103" draw:text-style-name="P46" draw:layer="layout" svg:width="1.488cm" svg:height="2.225cm" svg:x="19.4cm" svg:y="12.375cm">
          <draw:text-box>
            <text:p><text:span text:style-name="T14">出</text:span></text:p>
            <text:p><text:span text:style-name="T14">口</text:span></text:p>
          </draw:text-box>
        </draw:frame>
        <draw:line draw:style-name="gr104" draw:text-style-name="P3" draw:layer="layout" svg:x1="7.6cm" svg:y1="10cm" svg:x2="9.2cm" svg:y2="10.8cm">
          <text:p/>
        </draw:line>
        <draw:custom-shape draw:style-name="gr105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11.4cm" svg:y1="11.2cm" svg:x2="13cm" svg:y2="12cm">
          <text:p/>
        </draw:line>
        <draw:custom-shape draw:style-name="gr106" draw:text-style-name="P22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14cm" svg:y1="10cm" svg:x2="15.6cm" svg:y2="10.8cm">
          <text:p/>
        </draw:line>
        <draw:custom-shape draw:style-name="gr106" draw:text-style-name="P22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9.6cm" svg:y1="14.8cm" svg:x2="11.389cm" svg:y2="14.8cm">
          <text:p/>
        </draw:line>
        <draw:custom-shape draw:style-name="gr107" draw:text-style-name="P47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13.3cm" svg:y1="14.4cm" svg:x2="15.089cm" svg:y2="14.4cm">
          <text:p/>
        </draw:line>
        <draw:custom-shape draw:style-name="gr107" draw:text-style-name="P47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13.426cm" svg:y1="18.2cm" svg:x2="14.599cm" svg:y2="16.85cm">
          <text:p/>
        </draw:line>
        <draw:custom-shape draw:style-name="gr106" draw:text-style-name="P22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17.226cm" svg:y1="17.6cm" svg:x2="18.399cm" svg:y2="16.25cm">
          <text:p/>
        </draw:line>
        <draw:custom-shape draw:style-name="gr105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05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8" draw:text-style-name="P48" draw:layer="layout" svg:width="3.995cm" svg:height="1.17cm" svg:x="29.566cm" svg:y="11.202cm">
            <draw:text-box>
              <text:p><text:span text:style-name="T15">スレッド</text:span><text:span text:style-name="T15">1</text:span></text:p>
            </draw:text-box>
          </draw:frame>
        </draw:g>
        <draw:g draw:style-name="gr2">
          <draw:custom-shape draw:style-name="gr107" draw:text-style-name="P47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8" draw:text-style-name="P48" draw:layer="layout" svg:width="3.995cm" svg:height="1.17cm" svg:x="29.526cm" svg:y="13.753cm">
            <draw:text-box>
              <text:p><text:span text:style-name="T15">スレッド</text:span><text:span text:style-name="T15">2</text:span></text:p>
            </draw:text-box>
          </draw:frame>
        </draw:g>
        <draw:g draw:style-name="gr2">
          <draw:custom-shape draw:style-name="gr106" draw:text-style-name="P22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8" draw:text-style-name="P48" draw:layer="layout" svg:width="3.995cm" svg:height="1.17cm" svg:x="29.486cm" svg:y="16.304cm">
            <draw:text-box>
              <text:p><text:span text:style-name="T15">スレッド</text:span><text:span text:style-name="T15">3</text:span></text:p>
            </draw:text-box>
          </draw:frame>
        </draw:g>
        <draw:custom-shape draw:style-name="gr109" draw:text-style-name="P49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0" draw:layer="layout" svg:width="6.6cm" svg:height="1.4cm" svg:x="27.1cm" svg:y="9.2cm">
          <text:p text:style-name="P41"><text:span text:style-name="T16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4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4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103" draw:text-style-name="P46" draw:layer="layout" svg:width="1.488cm" svg:height="2.225cm" svg:x="19.76cm" svg:y="28.075cm">
          <draw:text-box>
            <text:p><text:span text:style-name="T14">出</text:span></text:p>
            <text:p><text:span text:style-name="T14">口</text:span></text:p>
          </draw:text-box>
        </draw:frame>
        <draw:line draw:style-name="gr104" draw:text-style-name="P3" draw:layer="layout" svg:x1="7.56cm" svg:y1="25.2cm" svg:x2="9.16cm" svg:y2="26cm">
          <text:p/>
        </draw:line>
        <draw:custom-shape draw:style-name="gr111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11.36cm" svg:y1="26.4cm" svg:x2="12.96cm" svg:y2="27.2cm">
          <text:p/>
        </draw:line>
        <draw:custom-shape draw:style-name="gr111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13.96cm" svg:y1="25.2cm" svg:x2="15.56cm" svg:y2="26cm">
          <text:p/>
        </draw:line>
        <draw:custom-shape draw:style-name="gr106" draw:text-style-name="P22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9.56cm" svg:y1="30cm" svg:x2="11.349cm" svg:y2="30cm">
          <text:p/>
        </draw:line>
        <draw:custom-shape draw:style-name="gr107" draw:text-style-name="P47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13.26cm" svg:y1="29.6cm" svg:x2="15.049cm" svg:y2="29.6cm">
          <text:p/>
        </draw:line>
        <draw:custom-shape draw:style-name="gr105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13.386cm" svg:y1="33.4cm" svg:x2="14.559cm" svg:y2="32.05cm">
          <text:p/>
        </draw:line>
        <draw:custom-shape draw:style-name="gr105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3" draw:layer="layout" svg:x1="17.186cm" svg:y1="32.8cm" svg:x2="18.359cm" svg:y2="31.45cm">
          <text:p/>
        </draw:line>
        <draw:custom-shape draw:style-name="gr105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6.06cm" svg:y1="29.1cm" svg:x2="19.46cm" svg:y2="29.1cm">
          <text:p/>
        </draw:line>
        <draw:line draw:style-name="gr112" draw:text-style-name="P3" draw:layer="layout" svg:x1="13.06cm" svg:y1="23.2cm" svg:x2="13.06cm" svg:y2="35.2cm">
          <text:p/>
        </draw:line>
        <draw:frame draw:style-name="gr113" draw:text-style-name="P51" draw:layer="layout" svg:width="2.064cm" svg:height="1.098cm" svg:x="6cm" svg:y="28cm">
          <draw:text-box>
            <text:p><text:span text:style-name="T17">PE1</text:span></text:p>
          </draw:text-box>
        </draw:frame>
        <draw:frame draw:style-name="gr113" draw:text-style-name="P51" draw:layer="layout" svg:width="2.064cm" svg:height="1.098cm" svg:x="6.001cm" svg:y="34cm">
          <draw:text-box>
            <text:p><text:span text:style-name="T17">PE2</text:span></text:p>
          </draw:text-box>
        </draw:frame>
        <draw:frame draw:style-name="gr113" draw:text-style-name="P51" draw:layer="layout" svg:width="2.064cm" svg:height="1.098cm" svg:x="17.902cm" svg:y="34.1cm">
          <draw:text-box>
            <text:p><text:span text:style-name="T17">PE4</text:span></text:p>
          </draw:text-box>
        </draw:frame>
        <draw:frame draw:style-name="gr113" draw:text-style-name="P51" draw:layer="layout" svg:width="2.064cm" svg:height="1.098cm" svg:x="17.903cm" svg:y="28cm">
          <draw:text-box>
            <text:p><text:span text:style-name="T17">PE3</text:span></text:p>
          </draw:text-box>
        </draw:frame>
        <draw:custom-shape draw:style-name="gr114" draw:text-style-name="P49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0" draw:layer="layout" svg:width="6.6cm" svg:height="1.4cm" svg:x="27.101cm" svg:y="23.414cm">
          <text:p text:style-name="P41"><text:span text:style-name="T16">担当する</text:span><text:span text:style-name="T16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111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5" draw:text-style-name="P48" draw:layer="layout" svg:width="2.2cm" svg:height="1.17cm" svg:x="30.067cm" svg:y="25.416cm">
            <draw:text-box>
              <text:p><text:span text:style-name="T15">PE1</text:span></text:p>
            </draw:text-box>
          </draw:frame>
        </draw:g>
        <draw:g draw:style-name="gr2">
          <draw:custom-shape draw:style-name="gr107" draw:text-style-name="P47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5" draw:text-style-name="P48" draw:layer="layout" svg:width="2.2cm" svg:height="1.17cm" svg:x="30.027cm" svg:y="27.884cm">
            <draw:text-box>
              <text:p><text:span text:style-name="T15">PE2</text:span></text:p>
            </draw:text-box>
          </draw:frame>
        </draw:g>
        <draw:g draw:style-name="gr2">
          <draw:custom-shape draw:style-name="gr106" draw:text-style-name="P22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5" draw:text-style-name="P48" draw:layer="layout" svg:width="2.2cm" svg:height="1.17cm" svg:x="29.987cm" svg:y="30.351cm">
            <draw:text-box>
              <text:p><text:span text:style-name="T15">PE3</text:span></text:p>
            </draw:text-box>
          </draw:frame>
        </draw:g>
        <draw:g draw:style-name="gr8">
          <draw:frame draw:style-name="gr115" draw:text-style-name="P48" draw:layer="layout" svg:width="2.2cm" svg:height="1.17cm" svg:x="30.047cm" svg:y="32.819cm">
            <draw:text-box>
              <text:p><text:span text:style-name="T15">PE4</text:span></text:p>
            </draw:text-box>
          </draw:frame>
        </draw:g>
        <draw:custom-shape draw:style-name="gr105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0">
        <draw:custom-shape draw:style-name="gr116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117" draw:text-style-name="P52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118" draw:text-style-name="P53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119" draw:text-style-name="P54" draw:layer="layout" svg:width="7.199cm" svg:height="7.999cm" svg:x="8cm" svg:y="11cm" svg:viewBox="0 0 7200 8000" draw:points="800,8000 0,0 6800,0 7200,8000">
            <text:p/>
          </draw:polygon>
          <draw:custom-shape draw:style-name="gr120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8" draw:text-style-name="P53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55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8" draw:text-style-name="P53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56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8" draw:text-style-name="P53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55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3" draw:text-style-name="P3" draw:layer="layout" svg:x1="0.8cm" svg:y1="20.1cm" svg:x2="28.4cm" svg:y2="20.1cm">
            <text:p/>
          </draw:line>
          <draw:line draw:style-name="gr123" draw:text-style-name="P3" draw:layer="layout" svg:x1="16.1cm" svg:y1="19.4cm" svg:x2="15.7cm" svg:y2="11.4cm">
            <text:p/>
          </draw:line>
          <draw:line draw:style-name="gr123" draw:text-style-name="P3" draw:layer="layout" svg:x1="8cm" svg:y1="19.2cm" svg:x2="7.2cm" svg:y2="11.4cm">
            <text:p/>
          </draw:line>
          <draw:line draw:style-name="gr123" draw:text-style-name="P3" draw:layer="layout" svg:x1="24.8cm" svg:y1="25.8cm" svg:x2="24.6cm" svg:y2="21cm">
            <text:p/>
          </draw:line>
          <draw:line draw:style-name="gr123" draw:text-style-name="P3" draw:layer="layout" svg:x1="6.4cm" svg:y1="14.2cm" svg:x2="1.596cm" svg:y2="14.2cm">
            <text:p/>
          </draw:line>
        </draw:g>
        <draw:g draw:style-name="gr2">
          <draw:line draw:style-name="gr124" draw:text-style-name="P3" draw:layer="layout" svg:x1="40.093cm" svg:y1="14.202cm" svg:x2="40.093cm" svg:y2="18.398cm">
            <text:p/>
          </draw:line>
          <draw:line draw:style-name="gr124" draw:text-style-name="P3" draw:layer="layout" svg:x1="40.093cm" svg:y1="14.202cm" svg:x2="40.093cm" svg:y2="18.398cm">
            <text:p/>
          </draw:line>
          <draw:custom-shape draw:style-name="gr125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3" draw:layer="layout" svg:x1="45.093cm" svg:y1="10.202cm" svg:x2="46.093cm" svg:y2="18.201cm">
            <text:p/>
          </draw:line>
          <draw:line draw:style-name="gr124" draw:text-style-name="P3" draw:layer="layout" svg:x1="54.093cm" svg:y1="20.202cm" svg:x2="54.093cm" svg:y2="24.398cm">
            <text:p/>
          </draw:line>
          <draw:line draw:style-name="gr124" draw:text-style-name="P3" draw:layer="layout" svg:x1="41.095cm" svg:y1="19.198cm" svg:x2="56.095cm" svg:y2="18.998cm">
            <text:p/>
          </draw:line>
          <draw:custom-shape draw:style-name="gr125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3" draw:layer="layout" svg:x1="39.693cm" svg:y1="10.102cm" svg:x2="40.093cm" svg:y2="12.202cm">
            <text:p/>
          </draw:line>
          <draw:line draw:style-name="gr124" draw:text-style-name="P3" draw:layer="layout" svg:x1="36.693cm" svg:y1="13.198cm" svg:x2="39.097cm" svg:y2="13.198cm">
            <text:p/>
          </draw:line>
          <draw:custom-shape draw:style-name="gr125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3" draw:layer="layout" svg:x1="36.694cm" svg:y1="19.199cm" svg:x2="39.098cm" svg:y2="19.199cm">
            <text:p/>
          </draw:line>
        </draw:g>
        <draw:frame draw:style-name="gr126" draw:text-style-name="P9" draw:layer="layout" svg:width="11.8cm" svg:height="1.673cm" svg:x="8.8cm" svg:y="29.564cm">
          <draw:text-box>
            <text:p><text:span text:style-name="T18">(a)</text:span><text:span text:style-name="T18">解析する場所</text:span></text:p>
          </draw:text-box>
        </draw:frame>
        <draw:frame draw:style-name="gr127" draw:text-style-name="P9" draw:layer="layout" svg:width="13.8cm" svg:height="1.999cm" svg:x="39.554cm" svg:y="29.401cm">
          <draw:text-box>
            <text:p><text:span text:style-name="T18">(b)</text:span><text:span text:style-name="T18">ネットワークモデ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0">
        <draw:g draw:style-name="gr2">
          <draw:custom-shape draw:style-name="gr128" draw:text-style-name="P53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5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23" draw:text-style-name="P3" draw:layer="layout" svg:x1="16.1cm" svg:y1="19.4cm" svg:x2="15.7cm" svg:y2="11.4cm">
          <text:p/>
        </draw:line>
        <draw:line draw:style-name="gr124" draw:text-style-name="P3" draw:layer="layout" svg:x1="40.093cm" svg:y1="14.202cm" svg:x2="40.093cm" svg:y2="18.398cm">
          <text:p/>
        </draw:line>
        <draw:line draw:style-name="gr124" draw:text-style-name="P3" draw:layer="layout" svg:x1="40.093cm" svg:y1="14.202cm" svg:x2="40.093cm" svg:y2="18.398cm">
          <text:p/>
        </draw:line>
        <draw:custom-shape draw:style-name="gr125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4" draw:text-style-name="P3" draw:layer="layout" svg:x1="47.8cm" svg:y1="13.8cm" svg:x2="48.2cm" svg:y2="18.2cm">
          <text:p/>
        </draw:line>
        <draw:line draw:style-name="gr124" draw:text-style-name="P3" draw:layer="layout" svg:x1="54.093cm" svg:y1="20.202cm" svg:x2="54.093cm" svg:y2="24.398cm">
          <text:p/>
        </draw:line>
        <draw:line draw:style-name="gr124" draw:text-style-name="P3" draw:layer="layout" svg:x1="41.095cm" svg:y1="19.198cm" svg:x2="47.4cm" svg:y2="19.198cm">
          <text:p/>
        </draw:line>
        <draw:frame draw:style-name="gr126" draw:text-style-name="P9" draw:layer="layout" svg:width="11.8cm" svg:height="1.673cm" svg:x="8.8cm" svg:y="29.564cm">
          <draw:text-box>
            <text:p><text:span text:style-name="T18">(a)</text:span><text:span text:style-name="T18">解析する場所</text:span></text:p>
          </draw:text-box>
        </draw:frame>
        <draw:frame draw:style-name="gr127" draw:text-style-name="P9" draw:layer="layout" svg:width="13.8cm" svg:height="1.999cm" svg:x="39.554cm" svg:y="29.401cm">
          <draw:text-box>
            <text:p><text:span text:style-name="T18">(b)</text:span><text:span text:style-name="T18">ネットワークモデル</text:span></text:p>
          </draw:text-box>
        </draw:frame>
        <draw:g draw:style-name="gr2" xml:id="id9" draw:id="id9">
          <draw:custom-shape draw:style-name="gr130" draw:text-style-name="P23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53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57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32" draw:text-style-name="P9" draw:layer="layout" svg:width="3.131cm" svg:height="1.352cm" svg:x="6.635cm" svg:y="1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28" draw:text-style-name="P53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5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0" draw:id="id10">
          <draw:custom-shape draw:style-name="gr133" draw:text-style-name="P23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53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57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32" draw:text-style-name="P9" draw:layer="layout" svg:width="3.131cm" svg:height="1.352cm" svg:x="12.636cm" svg:y="25.973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28" draw:text-style-name="P53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5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1" draw:id="id11">
          <draw:custom-shape draw:style-name="gr133" draw:text-style-name="P23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53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57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32" draw:text-style-name="P9" draw:layer="layout" svg:width="3.131cm" svg:height="1.352cm" svg:x="19.637cm" svg:y="15.94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28" draw:text-style-name="P53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5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2" draw:id="id12">
          <draw:custom-shape draw:style-name="gr133" draw:text-style-name="P23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53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57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32" draw:text-style-name="P9" draw:layer="layout" svg:width="3.131cm" svg:height="1.352cm" svg:x="25.637cm" svg:y="25.92cm">
          <draw:text-box>
            <text:p><text:span text:style-name="T6">都市</text:span><text:span text:style-name="T6">A</text:span></text:p>
          </draw:text-box>
        </draw:frame>
        <draw:connector draw:style-name="gr134" draw:text-style-name="P3" draw:layer="layout" draw:type="line" svg:x1="11.8cm" svg:y1="12.2cm" svg:x2="14.201cm" svg:y2="18.973cm" draw:start-shape="id9" draw:end-shape="id10" svg:d="M11800 12200l2401 6773" svg:viewBox="0 0 2402 6774">
          <text:p/>
        </draw:connector>
        <draw:connector draw:style-name="gr135" draw:text-style-name="P3" draw:layer="layout" draw:type="line" svg:x1="11.8cm" svg:y1="12.2cm" svg:x2="17.602cm" svg:y2="12.146cm" draw:start-shape="id9" draw:start-glue-point="1" draw:end-shape="id11" draw:end-glue-point="3" svg:d="M11800 12200l5802-54" svg:viewBox="0 0 5803 55">
          <text:p/>
        </draw:connector>
        <draw:connector draw:style-name="gr136" draw:text-style-name="P3" draw:layer="layout" draw:type="line" svg:x1="24.802cm" svg:y1="12.146cm" svg:x2="27.202cm" svg:y2="18.92cm" draw:start-shape="id11" draw:end-shape="id12" draw:end-glue-point="0" svg:d="M24802 12146l2400 6774" svg:viewBox="0 0 2401 6775">
          <text:p/>
        </draw:connector>
        <draw:connector draw:style-name="gr137" draw:text-style-name="P3" draw:layer="layout" draw:type="line" svg:x1="17.602cm" svg:y1="12.146cm" svg:x2="14.201cm" svg:y2="18.973cm" draw:start-shape="id11" draw:end-shape="id10" draw:end-glue-point="0" svg:d="M17602 12146l-3401 6827" svg:viewBox="0 0 3402 6828">
          <text:p/>
        </draw:connector>
        <draw:connector draw:style-name="gr138" draw:text-style-name="P3" draw:layer="layout" draw:type="line" svg:x1="17.801cm" svg:y1="22.173cm" svg:x2="23.602cm" svg:y2="22.12cm" draw:start-shape="id10" draw:start-glue-point="1" draw:end-shape="id12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20" draw:display-name="線の終点 20" svg:viewBox="0 0 1013 1130" svg:d="M1009 1050l-449-1008-22-30-29-12-34 12-21 26-449 1012-5 13v8l5 21 12 21 17 13 21 4h903l21-4 21-13 9-21 4-21v-8z"/>
    <draw:marker draw:name="線の終点_20_21" draw:display-name="線の終点 21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0-30T21:24:32.511196221</dc:date>
    <meta:editing-duration>PT4H48M22S</meta:editing-duration>
    <meta:editing-cycles>22</meta:editing-cycles>
    <meta:generator>LibreOffice/7.6.2.1$Linux_X86_64 LibreOffice_project/60$Build-1</meta:generator>
    <meta:document-statistic meta:object-count="833"/>
  </office:meta>
</office:document-meta>
</file>

<file path=Object 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0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9/content.xml><?xml version="1.0" encoding="utf-8"?>
<math xmlns="http://www.w3.org/1998/Math/MathML" display="block">
  <semantics>
    <msub>
      <mi>F</mi>
      <mi>W</mi>
    </msub>
    <annotation encoding="StarMath 5.0">F_W
</annotation>
  </semantics>
</math>
</file>